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Lohit Devanagari1" svg:font-family="'Lohit Devanagari'"/>
    <style:font-face style:name="Verdana" svg:font-family="Verdana, sans-serif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e886" officeooo:paragraph-rsid="000fe886"/>
    </style:style>
    <style:style style:name="P2" style:family="paragraph" style:parent-style-name="Standard">
      <style:text-properties officeooo:rsid="0010b915" officeooo:paragraph-rsid="0010b915"/>
    </style:style>
    <style:style style:name="P3" style:family="paragraph" style:parent-style-name="Standard">
      <style:paragraph-properties fo:break-before="page"/>
      <style:text-properties officeooo:rsid="0010b915" officeooo:paragraph-rsid="0010b915"/>
    </style:style>
    <style:style style:name="P4" style:family="paragraph" style:parent-style-name="Text_20_body">
      <style:text-properties fo:font-variant="normal" fo:text-transform="none" fo:color="#000000" style:font-name="Verdana" fo:font-size="11.25pt" fo:letter-spacing="normal" fo:font-style="normal" fo:font-weight="normal" officeooo:rsid="000fe886" officeooo:paragraph-rsid="000fe886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T1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02124" style:font-name="arial" fo:font-size="12pt" fo:letter-spacing="normal" fo:font-style="normal" fo:font-weight="normal" officeooo:rsid="000fe886" style:font-style-asian="normal" style:font-style-complex="normal"/>
    </style:style>
    <style:style style:name="T3" style:family="text">
      <style:text-properties fo:font-variant="normal" fo:text-transform="none" fo:color="#202124" style:font-name="arial" fo:font-size="12pt" fo:letter-spacing="normal" fo:font-style="normal" fo:font-weight="normal" officeooo:rsid="000fe886"/>
    </style:style>
    <style:style style:name="T4" style:family="text">
      <style:text-properties fo:font-variant="normal" fo:text-transform="none" fo:color="#202124" style:font-name="arial" fo:font-size="12pt" fo:letter-spacing="normal" fo:font-style="normal" fo:font-weight="bold"/>
    </style:style>
    <style:style style:name="T5" style:family="text">
      <style:text-properties fo:font-variant="normal" fo:text-transform="none" fo:color="#202124" style:font-name="arial" fo:font-size="12pt" fo:letter-spacing="normal" fo:font-style="normal" fo:font-weight="bold" officeooo:rsid="000fe886" style:font-style-asian="normal" style:font-style-complex="normal"/>
    </style:style>
    <style:style style:name="T6" style:family="text">
      <style:text-properties fo:font-variant="normal" fo:text-transform="none" fo:color="#202124" style:font-name="arial" fo:font-size="12pt" fo:letter-spacing="normal" fo:font-style="normal" fo:font-weight="bold" officeooo:rsid="000fe886"/>
    </style:style>
    <style:style style:name="T7" style:family="text">
      <style:text-properties fo:font-variant="normal" fo:text-transform="none" fo:color="#202124" style:font-name="arial" fo:font-size="12pt" fo:letter-spacing="normal" fo:font-style="italic" fo:font-weight="normal" style:font-style-asian="italic" style:font-style-complex="italic"/>
    </style:style>
    <style:style style:name="T8" style:family="text">
      <style:text-properties fo:font-variant="normal" fo:text-transform="none" fo:color="#202124" style:font-name="arial" fo:font-size="12pt" fo:letter-spacing="normal" fo:font-style="italic" fo:font-weight="bold" style:font-style-asian="italic" style:font-style-complex="italic"/>
    </style:style>
    <style:style style:name="T9" style:family="text">
      <style:text-properties fo:font-variant="normal" fo:text-transform="none" fo:color="#202124" fo:letter-spacing="normal" officeooo:rsid="000fe886"/>
    </style:style>
    <style:style style:name="T10" style:family="text">
      <style:text-properties fo:font-variant="normal" fo:text-transform="none" fo:color="#dc143c" style:font-name="Consolas" fo:font-size="11.2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12" style:family="text">
      <style:text-properties fo:font-variant="normal" fo:text-transform="none" fo:color="#000000" style:font-name="Verdana" fo:font-size="11.25pt" fo:letter-spacing="normal" fo:font-style="normal" fo:font-weight="bold"/>
    </style:style>
    <style:style style:name="T1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 es git hub?</text:p>
      <text:p text:style-name="P4">Git es un sistema de control de versiones.</text:p>
      <text:p text:style-name="P5">Git te ayuda a realizar un seguimiento de los cambios de código.</text:p>
      <text:p text:style-name="P5">Git se usa para colaborar en código.</text:p>
      <text:p text:style-name="Standard">Un sistema de control de versiones nos va a servir para trabajar en equipo de una manera mucho más simple y optima cuando estamos desarrollando software. ... Cuando acabamos de desarrollar nuestro código, utilizamos Git para mezclar los cambios con los otros compañeros </text:p>
      <text:p text:style-name="Standard"/>
      <text:p text:style-name="P1">para saber la vesrion de git:</text:p>
      <text:p text:style-name="P1">$<text:span text:style-name="T13">git</text:span> –version</text:p>
      <text:p text:style-name="P1"/>
      <text:p text:style-name="P2">para crear carpeta en git:</text:p>
      <text:p text:style-name="P2"><text:span text:style-name="T13">mkdir </text:span>nombre_de_la_carpeta</text:p>
      <text:p text:style-name="P2"/>
      <text:p text:style-name="Text_20_body"><text:span text:style-name="Source_20_Text">mkdir </text:span><text:span text:style-name="Strong_20_Emphasis">marca </text:span>es u <text:span text:style-name="Strong_20_Emphasis">nuevo directorio</text:span>.</text:p>
      <text:p text:style-name="Text_20_body"><text:span text:style-name="Source_20_Text">Cd </text:span><text:span text:style-name="Strong_20_Emphasis">cambia </text:span>el <text:span text:style-name="Strong_20_Emphasis">directorio de trabajo actual</text:span></text:p>
      <text:p text:style-name="P2"/>
      <text:p text:style-name="P3">pacheco@Pacheco:~$ git help</text:p>
      <text:p text:style-name="P2">uso: git [--version] [--help] [-C &lt;ruta&gt;] [-c &lt;nombre&gt;=&lt;valor&gt;]</text:p>
      <text:p text:style-name="P2"><text:s text:c="11"/>[--exec-path[=&lt;ruta&gt;]] [--html-path] [--man-path] [--info-path]</text:p>
      <text:p text:style-name="P2"><text:s text:c="11"/>[-p | --paginate | --no-pager] [--no-replace-objects] [--bare]</text:p>
      <text:p text:style-name="P2"><text:s text:c="11"/>[--git-dir=&lt;ruta&gt;] [--work-tree=&lt;ruta&gt;] [--namespace=&lt;nombre&gt;]</text:p>
      <text:p text:style-name="P2"><text:s text:c="11"/>&lt;comando&gt; [&lt;args&gt;]</text:p>
      <text:p text:style-name="P2"/>
      <text:p text:style-name="P2">Estos son comandos comunes de Git usados en varias situaciones:</text:p>
      <text:p text:style-name="P2"/>
      <text:p text:style-name="P2">comienza un área de trabajo (ver también: git help tutorial)</text:p>
      <text:p text:style-name="P2"><text:s text:c="3"/>clone <text:s text:c="5"/>Clona un repositorio dentro de un nuevo directorio</text:p>
      <text:p text:style-name="P2"><text:s text:c="3"/>init <text:s text:c="6"/>Crea un repositorio de Git vacío o reinicia el que ya existe</text:p>
      <text:p text:style-name="P2"/>
      <text:p text:style-name="P2">trabaja en los cambios actuales (ver también: git help everyday)</text:p>
      <text:p text:style-name="P2"><text:s text:c="3"/>add <text:s text:c="7"/>Agrega contenido de carpetas al índice</text:p>
      <text:p text:style-name="P2"><text:s text:c="3"/>mv <text:s text:c="8"/>Mueve o cambia el nombre a archivos, directorios o enlaces simbólicos</text:p>
      <text:p text:style-name="P2"><text:s text:c="3"/>reset <text:s text:c="5"/>Reinicia el HEAD actual a un estado especifico</text:p>
      <text:p text:style-name="P2"><text:s text:c="3"/>rm <text:s text:c="8"/>Borra archivos del árbol de trabajo y del índice</text:p>
      <text:p text:style-name="P2"/>
      <text:p text:style-name="P2">examina el historial y el estado (ver también: git help revisions)</text:p>
      <text:p text:style-name="P2"><text:s text:c="3"/>bisect <text:s text:c="4"/>Use la búsqueda binaria para encontrar el commit que introdujo el bug</text:p>
      <text:p text:style-name="P2"><text:s text:c="3"/>grep <text:s text:c="6"/>Imprime las líneas que concuerdan con el patron</text:p>
      <text:p text:style-name="P2"><text:s text:c="3"/>log <text:s text:c="7"/>Muestra los logs de los commits</text:p>
      <text:p text:style-name="P2"><text:s text:c="3"/>show <text:s text:c="6"/>Muestra varios tipos de objetos</text:p>
      <text:p text:style-name="P2"><text:s text:c="3"/>status <text:s text:c="4"/>Muestra el estado del árbol de trabajo</text:p>
      <text:p text:style-name="P2"/>
      <text:p text:style-name="P2">crece, marca y ajusta tu historial común</text:p>
      <text:p text:style-name="P2"><text:s text:c="3"/>branch <text:s text:c="4"/>Lista, crea, o borra ramas</text:p>
      <text:p text:style-name="P2"><text:s text:c="3"/>checkout <text:s text:c="2"/>Cambia ramas o restaura los archivos de tu árbol de trabajo</text:p>
      <text:p text:style-name="P2"><text:s text:c="3"/>commit <text:s text:c="4"/>Graba los cambios en tu repositorio</text:p>
      <text:p text:style-name="P2"><text:s text:c="3"/>diff <text:s text:c="6"/>Muestra los cambios entre commits, commit y árbol de trabajo, etc</text:p>
      <text:p text:style-name="P2"><text:s text:c="3"/>merge <text:s text:c="5"/>Junta dos o mas historiales de desarrollo juntos</text:p>
      <text:p text:style-name="P2"><text:s text:c="3"/>rebase <text:s text:c="4"/>Vuelve a aplicar commits en la punta de otra rama</text:p>
      <text:p text:style-name="P2"><text:s text:c="3"/>tag <text:s text:c="7"/>Crea, lista, borra o verifica un tag de objeto firmado con GPG</text:p>
      <text:p text:style-name="P2"/>
      <text:p text:style-name="P2">colabora (mira también: git help workflows)</text:p>
      <text:p text:style-name="P2"><text:s text:c="3"/>fetch <text:s text:c="5"/>Descarga objetos y referencias de otro repositorio</text:p>
      <text:p text:style-name="P2"><text:s text:c="3"/>pull <text:s text:c="6"/>Realiza un fetch e integra con otro repositorio o rama local</text:p>
      <text:p text:style-name="P2"><text:s text:c="3"/>push <text:s text:c="6"/>Actualiza referencias remotas junto con sus objetos asociados</text:p>
      <text:p text:style-name="P2"/>
      <text:p text:style-name="P2">'git help -a' y 'git help -g' listan los subcomandos disponibles y algunas</text:p>
      <text:p text:style-name="P2">guías de concepto. Consulte 'git help &lt;command&gt;' o 'git help &lt;concepto&gt;'</text:p>
      <text:p text:style-name="P2">para leer sobre un subcomando o concepto específic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"/>
    <style:font-face style:name="Lohit Devanagari1" svg:font-family="'Lohit Devanagari'"/>
    <style:font-face style:name="Verdana" svg:font-family="Verdana, sans-serif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1T10:30:00.407257632</meta:creation-date>
    <dc:date>2021-04-21T12:14:00.562030373</dc:date>
    <meta:editing-duration>PT1H13M29S</meta:editing-duration>
    <meta:editing-cycles>1</meta:editing-cycles>
    <meta:document-statistic meta:table-count="0" meta:image-count="0" meta:object-count="0" meta:page-count="2" meta:paragraph-count="47" meta:word-count="430" meta:character-count="2805" meta:non-whitespace-character-count="2212"/>
    <meta:generator>LibreOffice/6.0.7.3$Linux_X86_64 LibreOffice_project/00m0$Build-3</meta:generator>
  </office:meta>
</office:document-meta>
</file>